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al</text:p>
          </table:table-cell>
          <table:table-cell table:number-columns-repeated="8"/>
          <table:table-cell table:style-name="Default"/>
          <table:table-cell office:value-type="string" calcext:value-type="string">
            <text:p>May Resigns or Ousted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number-columns-repeated="3"/>
          <table:table-cell table:formula="of:=[.A2]*[.B2]*[.C2]*[.D2]" office:value-type="float" office:value="0.002624" calcext:value-type="float">
            <text:p>0.002624</text:p>
          </table:table-cell>
          <table:table-cell/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2"/>
          <table:table-cell table:formula="of:=[.K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3]*[.B3]*[.C3]*[.D3]*[.E3]*[.F3]" office:value-type="float" office:value="0.004096" calcext:value-type="float">
            <text:p>0.004096</text:p>
          </table:table-cell>
          <table:table-cell/>
          <table:table-cell table:style-name="Default"/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K3]*[.L3]*[.M3]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table:formula="of:=[.A4]*[.B4]*[.C4]*[.D4]*[.E4]" office:value-type="float" office:value="0.01024" calcext:value-type="float">
            <text:p>0.0102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/>
          <table:table-cell table:formula="of:=[.A5]*[.B5]*[.C5]*[.D5]*[.E5]*[.F5]" office:value-type="float" office:value="0.00377856" calcext:value-type="float">
            <text:p>0.00377856</text:p>
          </table:table-cell>
          <table:table-cell/>
          <table:table-cell table:style-name="Default"/>
          <table:table-cell table:number-columns-repeated="3"/>
          <table:table-cell table:formula="of:=SUM([.N2:.N3])" office:value-type="float" office:value="0.328" calcext:value-type="float">
            <text:p>0.328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formula="of:=[.A6]*[.B6]*[.C6]*[.D6]*[.E6]*[.F6]*[.G6]" office:value-type="float" office:value="0.006045696" calcext:value-type="float">
            <text:p>0.00604569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formula="of:=[.A7]*[.B7]*[.C7]*[.D7]*[.E7]*[.F7]*[.G7]" office:value-type="float" office:value="0.008192" calcext:value-type="float">
            <text:p>0.0081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8]*[.B8]*[.C8]*[.D8]*[.E8]*[.F8]" office:value-type="float" office:value="0.02048" calcext:value-type="float">
            <text:p>0.0204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formula="of:=SUM([.H2:.H8])" office:value-type="float" office:value="0.055456256" calcext:value-type="float">
            <text:p>0.055456256</text:p>
          </table:table-cell>
          <table:table-cell table:formula="of:=[.H9]*100" office:value-type="float" office:value="5.5456256" calcext:value-type="float">
            <text:p>5.54562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y’s Deal, Amended PD</text:p>
          </table:table-cell>
          <table:table-cell table:number-columns-repeated="1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number-columns-repeated="3"/>
          <table:table-cell table:formula="of:=[.A12]*[.B12]*[.C12]*[.D12]" office:value-type="float" office:value="0.011808" calcext:value-type="float">
            <text:p>0.011808</text:p>
          </table:table-cell>
          <table:table-cell table:formula="of:=[.H12]*100" office:value-type="float" office:value="1.1808" calcext:value-type="float">
            <text:p>1.18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ong ext no clarity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/>
          <table:table-cell table:formula="of:=[.A15]*[.B15]*[.C15]*[.D15]*[.E15]*[.F15]" office:value-type="float" office:value="0.02267136" calcext:value-type="float">
            <text:p>0.022671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16]*[.B16]*[.C16]*[.D16]*[.E16]*[.F16]" office:value-type="float" office:value="0.03072" calcext:value-type="float">
            <text:p>0.0307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table:formula="of:=[.A17]*[.B17]*[.C17]*[.D17]*[.E17]" office:value-type="float" office:value="0.0768" calcext:value-type="float">
            <text:p>0.07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15:.H17])" office:value-type="float" office:value="0.13019136" calcext:value-type="float">
            <text:p>0.13019136</text:p>
          </table:table-cell>
          <table:table-cell table:formula="of:=[.H18]*100" office:value-type="float" office:value="13.019136" calcext:value-type="float">
            <text:p>13.01913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1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[.A20]*[.B20]" office:value-type="float" office:value="0.08" calcext:value-type="float">
            <text:p>0.08</text:p>
          </table:table-cell>
          <table:table-cell table:formula="of:=[.H20]*10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23]*[.B23]*[.C23]*[.D23]*[.E23]*[.F23]" office:value-type="float" office:value="0.02048" calcext:value-type="float">
            <text:p>0.02048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table:formula="of:=[.A24]*[.B24]*[.C24]*[.D24]*[.E24]" office:value-type="float" office:value="0.0512" calcext:value-type="float">
            <text:p>0.051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number-columns-repeated="5"/>
          <table:table-cell table:formula="of:=[.A25]*[.B25]" office:value-type="float" office:value="0.2624" calcext:value-type="float">
            <text:p>0.262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/>
          <table:table-cell table:formula="of:=[.A26]*[.B26]*[.C26]*[.D26]" office:value-type="float" office:value="0.1536" calcext:value-type="float">
            <text:p>0.1536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23:.H26])" office:value-type="float" office:value="0.48768" calcext:value-type="float">
            <text:p>0.48768</text:p>
          </table:table-cell>
          <table:table-cell table:formula="of:=[.H27]*100" office:value-type="float" office:value="48.768" calcext:value-type="float">
            <text:p>48.76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29]*[.B29]*[.C29]*[.D29]*[.E29]*[.F29]" office:value-type="float" office:value="0.02048" calcext:value-type="float">
            <text:p>0.02048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table:formula="of:=[.A30]*[.B30]*[.C30]*[.D30]*[.E30]" office:value-type="float" office:value="0.0512" calcext:value-type="float">
            <text:p>0.051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[.A31]*[.B31]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29:.H31])" office:value-type="float" office:value="0.15168" calcext:value-type="float">
            <text:p>0.15168</text:p>
          </table:table-cell>
          <table:table-cell table:formula="of:=[.H32]*100" office:value-type="float" office:value="15.168" calcext:value-type="float">
            <text:p>15.1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number-columns-repeated="3"/>
          <table:table-cell table:formula="of:=[.A34]*[.B34]*[.C34]*[.D34]" office:value-type="float" office:value="0.003936" calcext:value-type="float">
            <text:p>0.0039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35]*[.B35]*[.C35]*[.D35]*[.E35]*[.F35]" office:value-type="float" office:value="0.006144" calcext:value-type="float">
            <text:p>0.00614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table:formula="of:=[.A36]*[.B36]*[.C36]*[.D36]*[.E36]" office:value-type="float" office:value="0.01536" calcext:value-type="float">
            <text:p>0.015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/>
          <table:table-cell table:formula="of:=[.A37]*[.B37]*[.C37]*[.D37]*[.E37]*[.F37]" office:value-type="float" office:value="0.00566784" calcext:value-type="float">
            <text:p>0.0056678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style-name="ce1" table:formula="of:=[.N5]" office:value-type="float" office:value="0.328" calcext:value-type="float">
            <text:p>0.328</text:p>
          </table:table-cell>
          <table:table-cell table:formula="of:=[.A38]*[.B38]*[.C38]*[.D38]*[.E38]*[.F38]*[.G38]" office:value-type="float" office:value="0.00906854400000001" calcext:value-type="float">
            <text:p>0.00906854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formula="of:=[.A39]*[.B39]*[.C39]*[.D39]*[.E39]*[.F39]*[.G39]" office:value-type="float" office:value="0.012288" calcext:value-type="float">
            <text:p>0.01228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formula="of:=[.A40]*[.B40]*[.C40]*[.D40]*[.E40]*[.F40]" office:value-type="float" office:value="0.03072" calcext:value-type="float">
            <text:p>0.030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34:.H40])" office:value-type="float" office:value="0.0831843840000001" calcext:value-type="float">
            <text:p>0.083184384</text:p>
          </table:table-cell>
          <table:table-cell table:formula="of:=[.H41]*100" office:value-type="float" office:value="8.31843840000001" calcext:value-type="float">
            <text:p>8.3184384000000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SUM([.I9:.I41])" office:value-type="float" office:value="100" calcext:value-type="float">
            <text:p>100</text:p>
          </table:table-cell>
          <table:table-cell table:style-name="Default" table:formula="of:=SUM([.J9:.J41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4-11T13:21:38.729540235</meta:creation-date>
    <dc:date>2019-04-11T13:48:01.751124687</dc:date>
    <dc:creator>Jon Worth</dc:creator>
    <meta:editing-duration>PT4M41S</meta:editing-duration>
    <meta:editing-cycles>2</meta:editing-cycles>
    <meta:generator>LibreOffice/6.2.0.3$MacOSX_X86_64 LibreOffice_project/98c6a8a1c6c7b144ce3cc729e34964b47ce25d62</meta:generator>
    <meta:document-statistic meta:table-count="1" meta:cell-count="197" meta:object-count="0"/>
  </office:meta>
</office:document-meta>
</file>